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97.96mm" svg:y="12.28mm">
            <loext:p draw:notify-on-update-of-ranges="Feuille1.B2:Feuille1.B2 Feuille1.C2:Feuille1.C2 Feuille1.C3:Feuille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bpixel</text:p>
          </table:table-cell>
          <table:table-cell office:value-type="string" calcext:value-type="string">
            <text:p>PAE</text:p>
          </table:table-cell>
          <table:table-cell office:value-type="string" calcext:value-type="string">
            <text:p>Rel Err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942" calcext:value-type="float">
            <text:p>52942</text:p>
          </table:table-cell>
          <table:table-cell table:formula="of:=100*[.C3]/[.C3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364" calcext:value-type="float">
            <text:p>13364</text:p>
          </table:table-cell>
          <table:table-cell table:formula="of:=100*[.C4]/[.C3]" office:value-type="float" office:value="25.2427184466019" calcext:value-type="float">
            <text:p>25,24271844660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654" calcext:value-type="float">
            <text:p>5654</text:p>
          </table:table-cell>
          <table:table-cell table:formula="of:=100*[.C5]/[.C3]" office:value-type="float" office:value="10.6796116504854" calcext:value-type="float">
            <text:p>10,67961165048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56" calcext:value-type="float">
            <text:p>2056</text:p>
          </table:table-cell>
          <table:table-cell table:formula="of:=100*[.C6]/[.C3]" office:value-type="float" office:value="3.88349514563107" calcext:value-type="float">
            <text:p>3,883495145631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28" calcext:value-type="float">
            <text:p>1028</text:p>
          </table:table-cell>
          <table:table-cell table:formula="of:=100*[.C7]/[.C3]" office:value-type="float" office:value="1.94174757281553" calcext:value-type="float">
            <text:p>1,941747572815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4" calcext:value-type="float">
            <text:p>514</text:p>
          </table:table-cell>
          <table:table-cell table:formula="of:=100*[.C8]/[.C3]" office:value-type="float" office:value="0.970873786407767" calcext:value-type="float">
            <text:p>0,9708737864077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9:31:58.260190023</meta:creation-date>
    <dc:date>2017-09-21T09:43:55.577480753</dc:date>
    <meta:editing-duration>PT1M47S</meta:editing-duration>
    <meta:editing-cycles>1</meta:editing-cycles>
    <meta:document-statistic meta:table-count="1" meta:cell-count="24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01cm" svg:y="4.215cm" style:legend-expansion="high" chart:style-name="ch2"/>
        <chart:plot-area chart:style-name="ch3" table:cell-range-address="Feuille1.B2:Feuille1.C2 Feuille1.C3:Feuille1.C9" chart:data-source-has-labels="both" svg:x="0.32cm" svg:y="0.18cm" svg:width="13.361cm" svg:height="8.64cm">
          <chartooo:coordinate-region svg:x="1.493cm" svg:y="0.365cm" svg:width="12.188cm" svg:height="7.836cm"/>
          <chart:axis chart:dimension="x" chart:name="primary-x" chart:style-name="ch4" chartooo:axis-type="auto">
            <chartooo:date-scale/>
            <chart:categories table:cell-range-address="Feuille1.B2:Feuille1.B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9" chart:label-cell-address="Feuille1.C2:Feuille1.C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E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pixel</text:p>
                <draw:g>
                  <svg:desc>Feuille1.B2:Feuille1.B2</svg:desc>
                </draw:g>
              </table:table-cell>
              <table:table-cell office:value-type="float" office:value="52942">
                <text:p>52942</text:p>
                <draw:g>
                  <svg:desc>Feuille1.C3:Feuille1.C9</svg:desc>
                </draw:g>
              </table:table-cell>
            </table:table-row>
            <table:table-row>
              <table:table-cell office:value-type="string"/>
              <table:table-cell office:value-type="float" office:value="13364">
                <text:p>13364</text:p>
              </table:table-cell>
            </table:table-row>
            <table:table-row>
              <table:table-cell office:value-type="string"/>
              <table:table-cell office:value-type="float" office:value="5654">
                <text:p>5654</text:p>
              </table:table-cell>
            </table:table-row>
            <table:table-row>
              <table:table-cell office:value-type="string"/>
              <table:table-cell office:value-type="float" office:value="2056">
                <text:p>2056</text:p>
              </table:table-cell>
            </table:table-row>
            <table:table-row>
              <table:table-cell office:value-type="string"/>
              <table:table-cell office:value-type="float" office:value="1028">
                <text:p>1028</text:p>
              </table:table-cell>
            </table:table-row>
            <table:table-row>
              <table:table-cell office:value-type="string"/>
              <table:table-cell office:value-type="float" office:value="514">
                <text:p>5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